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officeooo:rsid="00096d88" officeooo:paragraph-rsid="00096d88" style:font-size-asian="26.25pt" style:font-size-complex="30pt"/>
    </style:style>
    <style:style style:name="P2" style:family="paragraph" style:parent-style-name="Standard">
      <style:paragraph-properties fo:text-align="start" style:justify-single-word="false"/>
      <style:text-properties fo:font-size="14pt" officeooo:rsid="00096d88" officeooo:paragraph-rsid="00096d88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96d88" officeooo:paragraph-rsid="00096d88" style:font-size-asian="12.25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bold" officeooo:rsid="00096d88" officeooo:paragraph-rsid="00096d88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96d88" officeooo:paragraph-rsid="0009f5b3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9f5b3" officeooo:paragraph-rsid="0009f5b3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b9cba" officeooo:paragraph-rsid="000b9cba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f5b3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З</text:p>
      <text:p text:style-name="P2">Название работы: симуляция пробок</text:p>
      <text:p text:style-name="P2"/>
      <text:p text:style-name="P2">Заказчик: Жигулев А.В.</text:p>
      <text:p text:style-name="P2">Руководитель: Жигулев А.В.</text:p>
      <text:p text:style-name="P2">Консультант Жигулев А.В.</text:p>
      <text:p text:style-name="P2"/>
      <text:p text:style-name="P3">Режимы работы программы</text:p>
      <text:list xml:id="list1415771947" text:style-name="L1">
        <text:list-item>
          <text:p text:style-name="P4"><text:span text:style-name="T1">Симуляция по заданным параметрам</text:span></text:p>
        </text:list-item>
      </text:list>
      <text:p text:style-name="P3"><text:span text:style-name="T1"/></text:p>
      <text:p text:style-name="P3"><text:span text:style-name="T1">Режим работы 1</text:span></text:p>
      <text:p text:style-name="P3"><text:span text:style-name="T1"/></text:p>
      <text:p text:style-name="P3"><text:span text:style-name="T1">Возможности:</text:span></text:p>
      <text:p text:style-name="P3"><text:span text:style-name="T1">Пользователь вводит размер </text:span><text:span text:style-name="T2">поля</text:span></text:p>
      <text:p text:style-name="P5"><text:span text:style-name="T2">Появляется набор кнопок-переключателей, который характеризует стартовую позицию светофоров</text:span></text:p>
      <text:p text:style-name="P5"><text:span text:style-name="T2">Пользователь выбирает, какие сфетофоры включены</text:span></text:p>
      <text:p text:style-name="P5"><text:span text:style-name="T2">Пользователь нажимает кнопку «Симуляция»</text:span></text:p>
      <text:p text:style-name="P5"><text:span text:style-name="T2">Появляется окно с симуляцией, которую можно приостановить и запустить </text:span></text:p>
      <text:p text:style-name="P5"><text:span text:style-name="T2">После симуляции пользователь может вернуться на страницу настроек</text:span></text:p>
      <text:p text:style-name="P5"><text:span text:style-name="T2"/></text:p>
      <text:p text:style-name="P6">Интерфейс</text:p>
      <text:p text:style-name="P6"><text:span text:style-name="T1"/></text:p>
      <text:p text:style-name="P7"><text:span text:style-name="T1">TODO добавить скриншоты</text:span></text:p>
      <text:p text:style-name="P7"><text:span text:style-name="T1"/></text:p>
      <text:p text:style-name="P7">Технические особенности</text:p>
      <text:p text:style-name="P7"><text:span text:style-name="T1">ОС: любая</text:span></text:p>
      <text:p text:style-name="P7"><text:span text:style-name="T1">Тип программы: Web-страничк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5:21:33.714421079</meta:creation-date>
    <dc:date>2020-02-05T15:10:03.472815441</dc:date>
    <meta:editing-duration>PT47M</meta:editing-duration>
    <meta:editing-cycles>1</meta:editing-cycles>
    <meta:generator>LibreOffice/6.2.8.2$Linux_X86_64 LibreOffice_project/20$Build-2</meta:generator>
    <meta:document-statistic meta:table-count="0" meta:image-count="0" meta:object-count="0" meta:page-count="1" meta:paragraph-count="20" meta:word-count="75" meta:character-count="625" meta:non-whitespace-character-count="570"/>
  </office:meta>
</office:document-meta>
</file>